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Code">
      <style:text-properties fo:background-color="transparent"/>
    </style:style>
    <style:style style:name="P35" style:family="paragraph" style:parent-style-name="Heading_20_4">
      <style:paragraph-properties fo:text-align="start" style:justify-single-word="false"/>
    </style:style>
    <style:style style:name="P36" style:family="paragraph" style:parent-style-name="Preformatted_20_Text">
      <style:paragraph-properties fo:margin-top="0cm" fo:margin-bottom="0.499cm"/>
    </style:style>
    <style:style style:name="P37" style:family="paragraph" style:parent-style-name="Standard">
      <style:text-properties fo:background-color="transparent"/>
    </style:style>
    <style:style style:name="P38" style:family="paragraph" style:parent-style-name="Code">
      <style:paragraph-properties style:shadow="none"/>
    </style:style>
    <style:style style:name="P39" style:family="paragraph" style:parent-style-name="Text_20_body">
      <style:paragraph-properties fo:background-color="transparent" fo:padding="0cm" fo:border="none" style:shadow="none">
        <style:background-image/>
      </style:paragraph-properties>
    </style:style>
    <style:style style:name="P40" style:family="paragraph" style:parent-style-name="Text_20_body">
      <style:paragraph-properties fo:background-color="transparent">
        <style:background-image/>
      </style:paragraph-properties>
      <style:text-properties fo:background-color="transparent"/>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text-properties fo:font-weight="bold" style:font-weight-asian="bold" style:font-weight-complex="bold"/>
    </style:style>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list-style-name="L16">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paragraph-properties>
        <style:tab-stops>
          <style:tab-stop style:position="0.45cm"/>
        </style:tab-stops>
      </style:paragraph-properties>
    </style:style>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paragraph-properties fo:text-align="start" style:justify-single-word="false"/>
    </style:style>
    <style:style style:name="P67" style:family="paragraph" style:parent-style-name="Text_20_body" style:list-style-name="L23"/>
    <style:style style:name="P68" style:family="paragraph" style:parent-style-name="Text_20_body" style:list-style-name="L11" style:master-page-name="">
      <style:paragraph-properties fo:margin-top="0cm" fo:margin-bottom="0cm" style:page-number="auto"/>
    </style:style>
    <style:style style:name="P69" style:family="paragraph" style:parent-style-name="Text_20_body" style:list-style-name="L18" style:master-page-name="">
      <style:paragraph-properties fo:margin-top="0cm" fo:margin-bottom="0cm" style:page-number="auto"/>
    </style:style>
    <style:style style:name="P70" style:family="paragraph" style:parent-style-name="Text_20_body" style:list-style-name="L20" style:master-page-name="">
      <style:paragraph-properties fo:margin-top="0cm" fo:margin-bottom="0cm" style:page-number="auto"/>
    </style:style>
    <style:style style:name="P71" style:family="paragraph" style:parent-style-name="Text_20_body" style:list-style-name="L11">
      <style:paragraph-properties fo:margin-top="0cm" fo:margin-bottom="0cm"/>
    </style:style>
    <style:style style:name="P72" style:family="paragraph" style:parent-style-name="Text_20_body" style:list-style-name="L13">
      <style:paragraph-properties fo:margin-top="0cm" fo:margin-bottom="0cm"/>
    </style:style>
    <style:style style:name="P73" style:family="paragraph" style:parent-style-name="Text_20_body" style:list-style-name="L18">
      <style:paragraph-properties fo:margin-top="0cm" fo:margin-bottom="0cm"/>
    </style:style>
    <style:style style:name="P74" style:family="paragraph" style:parent-style-name="Text_20_body" style:list-style-name="L19">
      <style:paragraph-properties fo:margin-top="0cm" fo:margin-bottom="0cm"/>
    </style:style>
    <style:style style:name="P75" style:family="paragraph" style:parent-style-name="Text_20_body" style:list-style-name="L20">
      <style:paragraph-properties fo:margin-top="0cm" fo:margin-bottom="0cm"/>
    </style:style>
    <style:style style:name="P76" style:family="paragraph" style:parent-style-name="Text_20_body" style:list-style-name="L22">
      <style:paragraph-properties fo:margin-top="0cm" fo:margin-bottom="0cm" fo:text-align="start" style:justify-single-word="false" style:shadow="none"/>
    </style:style>
    <style:style style:name="P77"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4</text:p>
          <text:p text:style-name="P42"><text:s/>2 Licence<text:tab/>5</text:p>
          <text:p text:style-name="P41"><text:s/>2.1 GNU Lesser General Public License<text:tab/>5</text:p>
          <text:p text:style-name="P41"><text:s/>2.2 Clarification of Intentions<text:tab/>5</text:p>
          <text:p text:style-name="P42"><text:s/>3 Installation<text:tab/>6</text:p>
          <text:p text:style-name="P41"><text:s/>3.1 Unpacking<text:tab/>6</text:p>
          <text:p text:style-name="P41"><text:s/>3.2 Install Additional Perl Modules<text:tab/>6</text:p>
          <text:p text:style-name="P41"><text:s/>3.3 Apache2 Configuration – With mod_perl<text:tab/>7</text:p>
          <text:p text:style-name="P41"><text:s/>3.4 Apache2 Configuration – Without mod_perl<text:tab/>7</text:p>
          <text:p text:style-name="P41"><text:s/>3.5 Relocating Jarvis<text:tab/>7</text:p>
          <text:p text:style-name="P41"><text:s/>3.6 Test<text:tab/>8</text:p>
          <text:p text:style-name="P42"><text:s/>4 Application Configuration File<text:tab/>9</text:p>
          <text:p text:style-name="P41"><text:s/>4.1 Introduction<text:tab/>9</text:p>
          <text:p text:style-name="P41"><text:s/>4.2 &lt;jarvis&gt;&lt;app&gt;<text:tab/>10</text:p>
          <text:p text:style-name="P41"><text:s/>4.3 Configuration: format<text:tab/>11</text:p>
          <text:p text:style-name="P41"><text:s/>4.4 Configuration: debug<text:tab/>11</text:p>
          <text:p text:style-name="P41"><text:s/>4.5 Configuration: dump<text:tab/>11</text:p>
          <text:p text:style-name="P41"><text:s/>4.6 Configuration: log_format<text:tab/>12</text:p>
          <text:p text:style-name="P41"><text:s/>4.7 Configuration: page_limit_param, page_start_param<text:tab/>12</text:p>
          <text:p text:style-name="P41"><text:s/>4.8 Configuration: sort_field_param, sort_dir_param<text:tab/>13</text:p>
          <text:p text:style-name="P41"><text:s/>4.9 Configuration: dataset_dir<text:tab/>13</text:p>
          <text:p text:style-name="P41"><text:s/>4.10 Configuration: default_libs<text:tab/>14</text:p>
          <text:p text:style-name="P41"><text:s/>4.11 Configuration: method_param<text:tab/>14</text:p>
          <text:p text:style-name="P41"><text:s/>4.12 Configuration: login<text:tab/>14</text:p>
          <text:p text:style-name="P41"><text:s/>4.13 Configuration: database<text:tab/>15</text:p>
          <text:p text:style-name="P41"><text:s/>4.14 Configuration: sessiondb<text:tab/>15</text:p>
          <text:p text:style-name="P41"><text:s/>4.15 Configuration: exec &amp; plugin<text:tab/>16</text:p>
          <text:p text:style-name="P41"><text:s/>4.16 Configuration: habitat<text:tab/>16</text:p>
          <text:p text:style-name="P42"><text:s/>5 Login Module Configuration<text:tab/>17</text:p>
          <text:p text:style-name="P41"><text:s/>5.1 Standard Modules<text:tab/>17</text:p>
          <text:p text:style-name="P41"><text:s/>5.2 Active Directory Login<text:tab/>17</text:p>
          <text:p text:style-name="P41"><text:s/>5.3 Basic Auth Login<text:tab/>18</text:p>
          <text:p text:style-name="P41"><text:s/>5.4 Database Login<text:tab/>19</text:p>
          <text:p text:style-name="P41"><text:s/>5.5 None Login<text:tab/>19</text:p>
          <text:p text:style-name="P41"><text:s/>5.6 Single Login<text:tab/>20</text:p>
          <text:p text:style-name="P42"><text:s/>6 Special Datasets &amp; Jarvis Login<text:tab/>21</text:p>
          <text:p text:style-name="P41"><text:s/>6.1 Jarvis URLs<text:tab/>21</text:p>
          <text:p text:style-name="P41"><text:s/>6.2 The __status Dataset<text:tab/>21</text:p>
          <text:p text:style-name="P41"><text:s/>6.3 The __habitat Dataset<text:tab/>22</text:p>
          <text:p text:style-name="P41"><text:s/>6.4 The __logout Dataset<text:tab/>23</text:p>
          <text:p text:style-name="P41"><text:s/>6.5 Logging-In to Jarvis<text:tab/>23</text:p>
          <text:p text:style-name="P41"><text:s/>6.6 Jarvis Error Responses<text:tab/>23</text:p>
          <text:p text:style-name="P42"><text:s/>7 Datasets<text:tab/>25</text:p>
          <text:p text:style-name="P41"><text:s/>7.1 Data Fetch Response Format<text:tab/>25</text:p>
          <text:p text:style-name="P41"><text:soft-page-break/><text:s/>7.2 Dataset Definition<text:tab/>26</text:p>
          <text:p text:style-name="P41"><text:s/>7.3 Dataset Parameters<text:tab/>27</text:p>
          <text:p text:style-name="P41"><text:s/>7.4 Secure Dataset Parameters<text:tab/>29</text:p>
          <text:p text:style-name="P41"><text:s/>7.5 Modifying Datasets – Single Modification<text:tab/>30</text:p>
          <text:p text:style-name="P41"><text:s/>7.6 Modifying Datasets – Array of Modifications<text:tab/>32</text:p>
          <text:p text:style-name="P41"><text:s/>7.7 Modifying Datasets – Array of Mixed Modifications<text:tab/>33</text:p>
          <text:p text:style-name="P41"><text:s/>7.8 Before &amp; After Statements<text:tab/>34</text:p>
          <text:p text:style-name="P41"><text:s/>7.9 Failed Modifications<text:tab/>34</text:p>
          <text:p text:style-name="P41"><text:s/>7.10 Dataset Transformations<text:tab/>35</text:p>
          <text:p text:style-name="P42"><text:s/>8 Exec &amp; Plugin<text:tab/>36</text:p>
          <text:p text:style-name="P41"><text:s/>8.1 Exec<text:tab/>36</text:p>
          <text:p text:style-name="P41"><text:s/>8.2 Plugin<text:tab/>38</text:p>
          <text:p text:style-name="P42"><text:s/>9 Performance Notes<text:tab/>41</text:p>
          <text:p text:style-name="P41"><text:s/>9.1 How Fast is Jarvis?<text:tab/>41</text:p>
        </text:index-body>
      </text:table-of-content>
      <text:p text:style-name="P10"/>
      <text:p text:style-name="P39"/>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76366928"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87121318" text:style-name="L2">
        <text:list-item>
          <text:p text:style-name="P45">Secure: </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 </text:p>
            </text:list-item>
            <text:list-item>
              <text:p text:style-name="P44">Jarvis provides group-based access control.</text:p>
            </text:list-item>
          </text:list>
        </text:list-item>
        <text:list-item>
          <text:p text:style-name="P45">Extensible:</text:p>
          <text:list>
            <text:list-item>
              <text:p text:style-name="P46">Jarvis provides independent “datasets”, defined as simple XML files containing SQL.</text:p>
            </text:list-item>
            <text:list-item>
              <text:p text:style-name="P46">Jarvis provides configurable “exec” extensions (e.g. running Jasper reports).</text:p>
            </text:list-item>
            <text:list-item>
              <text:p text:style-name="P46">Jarvis provides a “plugin” mechanism for adding custom Perl modules.</text:p>
            </text:list-item>
          </text:list>
        </text:list-item>
        <text:list-item>
          <text:p text:style-name="P45">Standards-Based:</text:p>
          <text:list>
            <text:list-item>
              <text:p text:style-name="P46">Jarvis is based on XML, JSON, http/s and REST.</text:p>
            </text:list-item>
          </text:list>
        </text:list-item>
        <text:list-item>
          <text:p text:style-name="P45">Reasonably Efficient:</text:p>
          <text:list>
            <text:list-item>
              <text:p text:style-name="P46">Jarvis is “plenty fast enough”. <text:s/></text:p>
            </text:list-item>
            <text:list-item>
              <text:p text:style-name="P46">Jarvis is written in a scripted language as many back end services are.</text:p>
            </text:list-item>
            <text:list-item>
              <text:p text:style-name="P46">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6"/>
      <text:h text:style-name="Heading_20_2" text:outline-level="2"><text:soft-page-break/>Apache2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0">Once mod_perl is configured and available, add the following lines to your server configuration.</text:p>
      <text:p text:style-name="P5">PerlRequire /opt/jarvis/etc/startup.pl</text:p>
      <text:p text:style-name="P34">&lt;Location ~ "/jarvis-agent/.*"&gt;</text:p>
      <text:p text:style-name="P34"><text:s text:c="4"/>SetHandler perl-script</text:p>
      <text:p text:style-name="P34"><text:s text:c="4"/>PerlResponseHandler Jarvis::Agent</text:p>
      <text:p text:style-name="P34">&lt;/Location&gt;</text:p>
      <text:p text:style-name="P34"/>
      <text:p text:style-name="P3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6">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4">Alias /jarvis/ "/opt/jarvis/htdocs/"</text:p>
      <text:p text:style-name="Text_20_body"/>
      <text:p text:style-name="P26">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364383601" text:style-name="L3">
        <text:list-item>
          <text:p text:style-name="P48">Modify the Apache configuration (as described above).</text:p>
        </text:list-item>
        <text:list-item>
          <text:p text:style-name="P48">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43164677" text:style-name="L4">
        <text:list-item>
          <text:p text:style-name="P49">The database connection.</text:p>
        </text:list-item>
        <text:list-item>
          <text:p text:style-name="P49">The username/group list.</text:p>
        </text:list-item>
        <text:list-item>
          <text:p text:style-name="P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848412661" text:style-name="L5">
        <text:list-item>
          <text:p text:style-name="P50">This may be over-ridden a per-request basis with the CGI parameter “format”.</text:p>
        </text:list-item>
        <text:list-item>
          <text:p text:style-name="P50">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659006027" text:style-name="L6">
        <text:list-item>
          <text:p text:style-name="P51"><text:soft-page-break/>All client-submitted request body.</text:p>
        </text:list-item>
        <text:list-item>
          <text:p text:style-name="P51">All returned XML/JSON/CSV content.</text:p>
        </text:list-item>
        <text:list-item>
          <text:p text:style-name="P51">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636996644" text:style-name="L7">
        <text:list-item>
          <text:p text:style-name="P52">Extract ALL records from the database query.</text:p>
        </text:list-item>
        <text:list-item>
          <text:p text:style-name="P52">Slice out and return only those rows specified by the page parameters. <text:s/>E.g start = 50, limit = 25 means return rows with zero-based indexes 50-74.</text:p>
        </text:list-item>
        <text:list-item>
          <text:p text:style-name="P52">Return “fetched” as the total number of all rows read from the database query.</text:p>
        </text:list-item>
        <text:list-item>
          <text:p text:style-name="P52">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447692726" text:continue-numbering="true" text:style-name="L7">
        <text:list-item>
          <text:p text:style-name="P52">Extract ALL records from the database query in the default query sort order.</text:p>
        </text:list-item>
        <text:list-item>
          <text:p text:style-name="P52">Use Perl “cmp” alphabetical sorting either ascending or descending.</text:p>
        </text:list-item>
        <text:list-item>
          <text:p text:style-name="P5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082105183" text:style-name="L8">
        <text:list-item>
          <text:p text:style-name="P53">All dataset definitions must be contained within XML files contained in or below the single directory path specified by the “dataset_dir” parameter.</text:p>
        </text:list-item>
        <text:list-item>
          <text:p text:style-name="P53">All dataset files must have the suffix “.xml”.</text:p>
        </text:list-item>
        <text:list-item>
          <text:p text:style-name="P53">The “.xml” suffix must not be included in the dataset name as provided by the client, it will always be added by Jarvis.</text:p>
        </text:list-item>
        <text:list-item>
          <text:p text:style-name="P53">The dataset name specified by the client must consist only of characters from the following list: “a-z”, “A-Z”, “0-9”, “_” (underscore), “-” (hyphen) and “.” (dot).</text:p>
        </text:list-item>
        <text:list-item>
          <text:p text:style-name="P53">A “.” (dot) character in the dataset name is interpreted as a directory separator by Jarvis. <text:s/>On Unix-based systems this is a forward-slash. <text:s/>On Windows-based systems, Perl will translate the forward slash into a backslash.</text:p>
        </text:list-item>
        <text:list-item>
          <text:p text:style-name="P53">A dataset name specified by the client may not start or end with a dot.</text:p>
        </text:list-item>
      </text:list>
      <text:p text:style-name="P6"><text:soft-page-break/>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1086525149" text:style-name="L9">
        <text:list-item>
          <text:p text:style-name="P54">None – user is always logged in.</text:p>
        </text:list-item>
        <text:list-item>
          <text:p text:style-name="P54">Database – the username and passwords are stored in the database.</text:p>
        </text:list-item>
        <text:list-item>
          <text:p text:style-name="P54">ActiveDirectory – the usernames and passwords are checked against an Microsoft ActiveDirectory server. <text:s/>It is likely that one day this will be copied and modified to add support for standard LDAP, which is very similar.</text:p>
        </text:list-item>
        <text:list-item>
          <text:p text:style-name="P54">BasicAuth – Apache basic authentication is configured, and we will trust it. <text:s/>This may include FakeBasicAuth which allows Apache to verify client SSL certificates on our behalf.</text:p>
        </text:list-item>
      </text:list>
      <text:p text:style-name="P16"><text:soft-page-break/>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149292430" text:style-name="L10">
        <text:list-item>
          <text:p text:style-name="P55">dbi:Pg:&lt;database-handle&gt; (Postgres)</text:p>
        </text:list-item>
        <text:list-item>
          <text:p text:style-name="P5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7" text:outline-level="1">Login Module Configuration</text:h>
      <text:h text:style-name="Heading_20_2" text:outline-level="2">Standard Modules</text:h>
      <text:p text:style-name="Text_20_body">Jarvis uses a pluggable login module mechanism. <text:s/>The following modules are provided:</text:p>
      <text:list xml:id="list516027050" text:style-name="L11">
        <text:list-item>
          <text:p text:style-name="P68">ActiveDirectory.pm</text:p>
        </text:list-item>
        <text:list-item>
          <text:p text:style-name="P71">BasicAuth.pm</text:p>
        </text:list-item>
        <text:list-item>
          <text:p text:style-name="P71">Database.pm</text:p>
        </text:list-item>
        <text:list-item>
          <text:p text:style-name="P71">None.pm</text:p>
        </text:list-item>
        <text:list-item>
          <text:p text:style-name="P5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901494990" text:style-name="L12">
        <text:list-item>
          <text:p text:style-name="P57">Remote (client) IP address match, and/or</text:p>
        </text:list-item>
        <text:list-item>
          <text:p text:style-name="P57">Client must supply username and password, and/or</text:p>
        </text:list-item>
        <text:list-item>
          <text:p text:style-name="P5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7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472000743" text:style-name="L13">
        <text:list-item>
          <text:p text:style-name="P72">Jarvis is installed into /opt/jarvis as per default.</text:p>
        </text:list-item>
        <text:list-item>
          <text:p text:style-name="P72">The jarvis ScriptAlias is configured.</text:p>
        </text:list-item>
        <text:list-item>
          <text:p text:style-name="P72">The Apache webserver is accessible on http://localhost/.</text:p>
        </text:list-item>
        <text:list-item>
          <text:p text:style-name="P72">The demo.xml file has been soft linked or copied into /.</text:p>
        </text:list-item>
        <text:list-item>
          <text:p text:style-name="P72">The “None” login module is configured for the demo application.</text:p>
        </text:list-item>
        <text:list-item>
          <text:p text:style-name="P5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972117520" text:style-name="L14">
        <text:list-item>
          <text:p text:style-name="P59">“username”</text:p>
        </text:list-item>
        <text:list-item>
          <text:p text:style-name="P59">“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31843818" text:style-name="L15">
        <text:list-item>
          <text:p text:style-name="P60">Internal configuration problem – bad server-side XML configuration (main or dataset).</text:p>
        </text:list-item>
        <text:list-item>
          <text:p text:style-name="P60">Database connection problem.</text:p>
        </text:list-item>
        <text:list-item>
          <text:p text:style-name="P60">Request body is malformed JSON or XML.</text:p>
        </text:list-item>
        <text:list-item>
          <text:p text:style-name="P60">Missing mandatory parameter in request.</text:p>
        </text:list-item>
        <text:list-item>
          <text:p text:style-name="P60">Any other fatal problem.</text:p>
        </text:list-item>
        <text:list-item>
          <text:p text:style-name="P60">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848924587" text:style-name="L16">
        <text:list-item>
          <text:p text:style-name="P47">Cannot insert data due to primary key, foreign key, unique constraints.</text:p>
        </text:list-item>
        <text:list-item>
          <text:p text:style-name="P47">No data found. <text:s/></text:p>
        </text:list-item>
        <text:list-item>
          <text:p text:style-name="P47">Data parameter is invalid type/value for column. <text:s/></text:p>
        </text:list-item>
      </text:list>
      <text:p text:style-name="P15">In all these cases, the returned content will be JSON or XML or CSV in a “200 Successful” response.</text:p>
      <text:p text:style-name="Text_20_body"/>
      <text:h text:style-name="P7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8">The returned content in XML is:</text:p>
      <text:p text:style-name="P4">&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0">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7">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639801826" text:style-name="L17">
        <text:list-item>
          <text:p text:style-name="P61">CGI GET parameters in the URL suffix “/&lt;app&gt;/&lt;ds&gt;?param=value&amp;param2=another”.</text:p>
        </text:list-item>
        <text:list-item>
          <text:p text:style-name="P61">XML or JSON parameters in the “application/json” or “application/xml” request body.</text:p>
        </text:list-item>
        <text:list-item>
          <text:p text:style-name="P61">RESTful parameters in the URL suffix “/&lt;app&gt;/&lt;ds&gt;/p1/p2”.</text:p>
        </text:list-item>
        <text:list-item>
          <text:p text:style-name="P61">Jarvis-Supplied default user parameters (from “default_parameters” configuration).</text:p>
        </text:list-item>
      </text:list>
      <text:p text:style-name="Text_20_body">Secure Parameters:</text:p>
      <text:list xml:id="list706817931" text:continue-numbering="true" text:style-name="L17">
        <text:list-item>
          <text:p text:style-name="P6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254469476" text:style-name="L18">
        <text:list-item>
          <text:p text:style-name="P69">my(param)</text:p>
        </text:list-item>
        <text:list-item>
          <text:p text:style-name="P73">__my_param</text:p>
        </text:list-item>
        <text:list-item>
          <text:p text:style-name="P73">_1param</text:p>
        </text:list-item>
        <text:list-item>
          <text:p text:style-name="P6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55961434" text:style-name="L19">
        <text:list-item>
          <text:p text:style-name="P74">Begin transaction.</text:p>
        </text:list-item>
        <text:list-item>
          <text:p text:style-name="P74">Perform “before” SQL (if configured for this dataset).</text:p>
        </text:list-item>
        <text:list-item>
          <text:p text:style-name="P74">Perform the one single or one-or-more array modifications in the request body.</text:p>
        </text:list-item>
        <text:list-item>
          <text:p text:style-name="P74">Perform “after” SQL (if configured for this dataset).</text:p>
        </text:list-item>
        <text:list-item>
          <text:p text:style-name="P6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910324538" text:style-name="L20">
        <text:list-item>
          <text:p text:style-name="P70">Even though the first modification succeeded, it was rolled back.</text:p>
        </text:list-item>
        <text:list-item>
          <text:p text:style-name="P75">The first failing error message is shown.</text:p>
        </text:list-item>
        <text:list-item>
          <text:p text:style-name="P64"><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77"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598548636" text:style-name="L21">
        <text:list-item>
          <text:p text:style-name="P6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5">Any RESTful parameters specified in the URI. <text:s/>These are passed as “p1”, “p2”, etc.</text:p>
        </text:list-item>
        <text:list-item>
          <text:p text:style-name="P65">The Jarvis secure parameters beginning with double-underscore. <text:s/>These include __username, __group_list, etc.</text:p>
        </text:list-item>
        <text:list-item>
          <text:p text:style-name="P65">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8">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8"/>
      <text:p text:style-name="P18">This demonstrates:</text:p>
      <text:list xml:id="list837581590" text:style-name="L22">
        <text:list-item>
          <text:p text:style-name="P76">Using the Jarvis debug methods.</text:p>
        </text:list-item>
        <text:list-item>
          <text:p text:style-name="P76">Accessing the Jarvis Config “jconfig” object.</text:p>
        </text:list-item>
        <text:list-item>
          <text:p text:style-name="P76">Accessing the static configured plugin parameters.</text:p>
        </text:list-item>
        <text:list-item>
          <text:p text:style-name="P66">Accessing the Jarvis-supplied database connection.</text:p>
        </text:list-item>
      </text:list>
      <text:p text:style-name="P18">Accessing this plugin via the following URL:</text:p>
      <text:p text:style-name="Code">http://localhost/jarvis-agent/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5">Output &amp; Headers</text:p>
      <text:p text:style-name="P18">Jarvis offers support for “add_headers”, “filename_parameter” and “default_parameter” handling for “plugin” datasets identical to “exec” datasets.</text:p>
      <text:p text:style-name="P35">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42325058" text:style-name="L23">
        <text:list-item>
          <text:p text:style-name="P67">Dual-Core Intel @ 2.5 GHz, 4G of RAM. <text:s/>(CPU Blowfish rating 7.09).</text:p>
        </text:list-item>
        <text:list-item>
          <text:p text:style-name="P67">Kubuntu 09.10 (Karmic Koala).</text:p>
        </text:list-item>
        <text:list-item>
          <text:p text:style-name="P67">Apache 2 webserver using HTTP (not SSL).</text:p>
        </text:list-item>
        <text:list-item>
          <text:p text:style-name="P67">Apache jmeter client with five simultaneous threads.</text:p>
        </text:list-item>
        <text:list-item>
          <text:p text:style-name="P67">PostgreSQL database.</text:p>
        </text:list-item>
        <text:list-item>
          <text:p text:style-name="P6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7">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0.1<text:tab/><text:page-number text:select-page="current">41</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5T11:27:31</dc:date>
    <meta:editing-duration>PT211H09M28S</meta:editing-duration>
    <meta:editing-cycles>403</meta:editing-cycles>
    <meta:generator>OpenOffice.org/3.1$Linux OpenOffice.org_project/310m19$Build-9420</meta:generator>
    <meta:print-date>2009-06-23T14:50:34</meta:print-date>
    <meta:document-statistic meta:table-count="24" meta:image-count="0" meta:object-count="0" meta:page-count="41" meta:paragraph-count="1335" meta:word-count="11408" meta:character-count="77209"/>
    <meta:user-defined meta:name="Info 1"/>
    <meta:user-defined meta:name="Info 2"/>
    <meta:user-defined meta:name="Info 3"/>
    <meta:user-defined meta:name="Info 4"/>
  </office:meta>
</office:document-meta>
</file>